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ea0" officeooo:paragraph-rsid="0002eea0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ush for life</text:h>
      <text:p text:style-name="P1"/>
      <text:p text:style-name="P1">Viper bite </text:p>
      <text:p text:style-name="P1"/>
      <text:p text:style-name="P1">According to people sayings snakes when they sense people crawl away, not viper though, viper jumps towards person and attac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7:58.448868045</meta:creation-date>
    <dc:date>2026-01-06T22:39:45.381071758</dc:date>
    <meta:editing-duration>PT2M4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25" meta:character-count="150" meta:non-whitespace-character-count="127"/>
  </office:meta>
</office:document-meta>
</file>